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vertical-align="middle"/>
    </style:style>
    <style:style style:name="P2" style:family="paragraph" style:parent-style-name="Paragraphe_20_de_20_liste">
      <style:paragraph-properties fo:line-height="100%" fo:text-align="justify" style:justify-single-word="false"/>
    </style:style>
    <style:style style:name="P3" style:family="paragraph" style:parent-style-name="Paragraphe_20_de_20_liste">
      <style:paragraph-properties fo:line-height="100%" fo:text-align="justify" style:justify-single-word="false"/>
      <style:text-properties style:font-name="Times New Roman" fo:font-size="12pt" style:font-size-asian="12pt"/>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style:text-properties style:font-name="Times New Roman" fo:font-size="12pt" style:text-underline-style="solid" style:text-underline-width="auto" style:text-underline-color="font-color" style:font-size-asian="12pt"/>
    </style:style>
    <style:style style:name="P7" style:family="paragraph" style:parent-style-name="Standard">
      <style:paragraph-properties fo:line-height="100%"/>
      <style:text-properties style:font-name="Times New Roman" fo:font-size="12pt" style:font-size-asian="12pt"/>
    </style:style>
    <style:style style:name="P8" style:family="paragraph" style:parent-style-name="Standard">
      <style:paragraph-properties fo:line-height="100%" fo:text-align="justify" style:justify-single-word="false"/>
      <style:text-properties style:font-name="Times New Roman" fo:font-size="12pt" style:font-size-asian="12pt"/>
    </style:style>
    <style:style style:name="P9" style:family="paragraph" style:parent-style-name="Standard">
      <style:text-properties style:font-name="Times New Roman" fo:font-size="12pt" fo:font-weight="bold" style:font-size-asian="12pt" style:font-weight-asian="bold"/>
    </style:style>
    <style:style style:name="P10" style:family="paragraph" style:parent-style-name="Standard">
      <style:paragraph-properties fo:line-height="100%" fo:text-align="justify" style:justify-single-word="false"/>
      <style:text-properties style:font-name="Times New Roman" fo:font-size="9pt" style:font-size-asian="9pt"/>
    </style:style>
    <style:style style:name="P11" style:family="paragraph" style:parent-style-name="Standard">
      <style:paragraph-properties fo:line-height="100%" fo:text-align="justify" style:justify-single-word="false"/>
      <style:text-properties style:font-name="Times New Roman" fo:font-size="9pt" fo:language="en" fo:country="US" style:font-size-asian="9pt"/>
    </style:style>
    <style:style style:name="P12" style:family="paragraph" style:parent-style-name="Paragraphe_20_de_20_liste" style:list-style-name="WW8Num1">
      <style:paragraph-properties fo:line-height="100%"/>
      <style:text-properties style:font-name="Times New Roman" fo:font-size="12pt" style:font-size-asian="12pt"/>
    </style:style>
    <style:style style:name="P13" style:family="paragraph" style:parent-style-name="Paragraphe_20_de_20_liste" style:list-style-name="WW8Num1">
      <style:paragraph-properties fo:line-height="100%" fo:text-align="justify" style:justify-single-word="false"/>
      <style:text-properties style:font-name="Times New Roman" fo:font-size="12pt" style:font-size-asian="12pt"/>
    </style:style>
    <style:style style:name="P14" style:family="paragraph" style:parent-style-name="Standard" style:master-page-name="Standard">
      <style:paragraph-properties fo:line-height="100%" style:page-number="auto"/>
      <style:text-properties style:font-name="Times New Roman" fo:font-size="12pt" fo:language="zxx" fo:country="none" style:font-size-asian="12pt" style:language-asian="zxx" style:country-asian="none"/>
    </style:style>
    <style:style style:name="P15" style:family="paragraph" style:parent-style-name="Standard">
      <style:paragraph-properties fo:line-height="100%"/>
    </style:style>
    <style:style style:name="P16" style:family="paragraph">
      <style:paragraph-properties fo:text-align="center" style:writing-mode="lr-tb"/>
    </style:style>
    <style:style style:name="T1" style:family="text">
      <style:text-properties style:font-name="Times New Roman" fo:font-size="12pt" fo:font-weight="bold" style:font-size-asian="12pt" style:font-weight-asian="bold"/>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style:font-name="Times New Roman" fo:font-size="9pt" style:font-size-asian="9pt"/>
    </style:style>
    <style:style style:name="T5" style:family="text">
      <style:text-properties style:font-name="Times New Roman" fo:font-size="9pt" fo:font-weight="bold" style:font-size-asian="9pt" style:font-weight-asian="bold"/>
    </style:style>
    <style:style style:name="T6" style:family="text">
      <style:text-properties style:font-name="Times New Roman" fo:font-size="9pt" fo:language="en" fo:country="US" style:font-size-asian="9pt"/>
    </style:style>
    <style:style style:name="T7" style:family="text">
      <style:text-properties style:text-position="sub 58%" style:font-name="Times New Roman" fo:font-size="12pt" style:font-size-asian="12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position="super 58%" fo:font-size="10pt" fo:font-weight="normal" style:font-size-asian="10pt" style:font-weight-asian="normal" style:font-size-complex="10pt"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char" svg:x="2.1929in" svg:y="-0.2728in" svg:width="2.6827in" svg:height="0.3555in" draw:z-index="0"><draw:text-box><text:p text:style-name="P9"><text:s text:c="5"/>PARALLELOGRAMMES... <text:s text:c="8"/>PARALLELOGRAMMES...</text:p></draw:text-box></draw:frame></text:p>
      <text:p text:style-name="P1"><text:span text:style-name="T8">Philippe Lucaud, Pr. de Mathématiques, Lycée Audiberti Antibes, exercices pour classes de 2</text:span><text:span text:style-name="T9">nd</text:span><text:span text:style-name="T8">.</text:span></text:p>
      <text:p text:style-name="P7"/>
      <text:p text:style-name="P4"><text:span text:style-name="T2">Soit (O ; I, J) un repère orthonormé. </text:span><text:span text:style-name="T1">A</text:span><text:span text:style-name="T2">(X</text:span><text:span text:style-name="T7">A</text:span><text:span text:style-name="T2"> ; Y</text:span><text:span text:style-name="T7">A</text:span><text:span text:style-name="T2">), </text:span><text:span text:style-name="T1">B</text:span><text:span text:style-name="T2">(X</text:span><text:span text:style-name="T7">B</text:span><text:span text:style-name="T2"> ; Y</text:span><text:span text:style-name="T7">B</text:span><text:span text:style-name="T2">), </text:span><text:span text:style-name="T1">C</text:span><text:span text:style-name="T2">(X</text:span><text:span text:style-name="T7">C</text:span><text:span text:style-name="T2"> ; Y</text:span><text:span text:style-name="T7">C</text:span><text:span text:style-name="T2">) sont trois points du plan.</text:span></text:p>
      <text:p text:style-name="P6">Calcul des coordonnées du quatrième point d’un parallélogramme :</text:p>
      <text:list xml:id="list1919789214" text:style-name="WW8Num1">
        <text:list-item>
          <text:p text:style-name="P12">On considère l’algorithme suivant écrit en langage naturel :</text:p>
        </text:list-item>
      </text:list>
      <text:p text:style-name="P4"><text:span text:style-name="T2"><text:s text:c="20"/></text:span><text:span text:style-name="T1">VARIABLES :</text:span><text:span text:style-name="T2"> X</text:span><text:span text:style-name="T7">A</text:span><text:span text:style-name="T2">, Y</text:span><text:span text:style-name="T7">A</text:span><text:span text:style-name="T2">, X</text:span><text:span text:style-name="T7">B</text:span><text:span text:style-name="T2">, Y</text:span><text:span text:style-name="T7">B</text:span><text:span text:style-name="T2">, X</text:span><text:span text:style-name="T7">C</text:span><text:span text:style-name="T2">, Y</text:span><text:span text:style-name="T7">C</text:span><text:span text:style-name="T2">, X</text:span><text:span text:style-name="T7">K</text:span><text:span text:style-name="T2">, Y</text:span><text:span text:style-name="T7">K</text:span><text:span text:style-name="T2">, X</text:span><text:span text:style-name="T7">D</text:span><text:span text:style-name="T2">, Y</text:span><text:span text:style-name="T7">D</text:span><text:span text:style-name="T2"> <text:s text:c="2"/>sont des nombres</text:span></text:p>
      <text:p text:style-name="P4"><text:span text:style-name="T2"><text:s text:c="20"/></text:span><text:span text:style-name="T1">ENTREE :</text:span><text:span text:style-name="T2"> <text:s text:c="4"/>Saisir X</text:span><text:span text:style-name="T7">A</text:span><text:span text:style-name="T2">, Y</text:span><text:span text:style-name="T7">A</text:span><text:span text:style-name="T2">, X</text:span><text:span text:style-name="T7">B</text:span><text:span text:style-name="T2">, Y</text:span><text:span text:style-name="T7">B</text:span><text:span text:style-name="T2">, X</text:span><text:span text:style-name="T7">C</text:span><text:span text:style-name="T2">, Y</text:span><text:span text:style-name="T7">C</text:span></text:p>
      <text:p text:style-name="P4"><text:span text:style-name="T2"><text:s text:c="20"/></text:span><text:span text:style-name="T1">TRAITEMENT :</text:span><text:span text:style-name="T2"> <text:s text:c="5"/>X</text:span><text:span text:style-name="T7">K</text:span><text:span text:style-name="T2"> prend la valeur <text:s/>(XA+XC)/2</text:span></text:p>
      <text:p text:style-name="P4"><text:span text:style-name="T2"><text:s text:c="56"/>Y</text:span><text:span text:style-name="T7">K</text:span><text:span text:style-name="T2"> prend la valeur <text:s/>(YA+YC)/2</text:span></text:p>
      <text:p text:style-name="P4"><text:span text:style-name="T2"><text:s text:c="56"/>X</text:span><text:span text:style-name="T7">D</text:span><text:span text:style-name="T2"> prend la valeur 2X</text:span><text:span text:style-name="T7">K</text:span><text:span text:style-name="T2"> - X</text:span><text:span text:style-name="T7">B</text:span></text:p>
      <text:p text:style-name="P4"><text:span text:style-name="T2"><text:s text:c="56"/>Y</text:span><text:span text:style-name="T7">D</text:span><text:span text:style-name="T2"> prend la valeur 2Y</text:span><text:span text:style-name="T7">K</text:span><text:span text:style-name="T2"> - Y</text:span><text:span text:style-name="T7">B</text:span></text:p>
      <text:p text:style-name="P4"><text:span text:style-name="T2"><text:s text:c="20"/></text:span><text:span text:style-name="T1">SORTIE : <text:s text:c="4"/></text:span><text:span text:style-name="T2">Afficher X</text:span><text:span text:style-name="T7">D</text:span><text:span text:style-name="T2">, Y</text:span><text:span text:style-name="T7">D</text:span></text:p>
      <text:list xml:id="list998344860" text:continue-numbering="true" text:style-name="WW8Num1">
        <text:list-item>
          <text:p text:style-name="P13">Nous allons faire  tourner cet algorithme  ”à la main” <text:s/>en prenant des points A, B et C que l’on placera dans le repère orthonormé (O ; I, J) puis en calculant les coordonnées du point D.</text:p>
        </text:list-item>
      </text:list>
      <text:p text:style-name="P2"><text:span text:style-name="T3">Exemple 1</text:span><text:span text:style-name="T2"> : A(-2 ; 3), B(1 ; 6) et C(2 ; -2)</text:span></text:p>
      <text:p text:style-name="P2"><text:span text:style-name="T3">Exemple 2</text:span><text:span text:style-name="T2"> : A(-3 ; 3), B(1 ; -1) et C(5 ; 3)</text:span></text:p>
      <text:p text:style-name="P3"/>
      <text:list xml:id="list2161260912" text:continue-numbering="true" text:style-name="WW8Num1">
        <text:list-item>
          <text:p text:style-name="P13">Sauriez-vous expliquer en quelques phrases ce que fait cet algorithme pour trouver les coordonnées du quatrième point d’un parallélogramme ?</text:p>
        </text:list-item>
      </text:list>
      <text:p text:style-name="P3"/>
      <text:list xml:id="list1280801869" text:continue-numbering="true" text:style-name="WW8Num1">
        <text:list-item>
          <text:p text:style-name="P13">Ecrire en Java le programme correspondant à cet algorithme en demandant à l’utilisateur d’entrer les coordonnées des points A, B et C. Vous utiliserez le document de la proglet graphique pour faire placer les points dans le repère et tracer le parallélogramme correspondant.</text:p>
        </text:list-item>
      </text:list>
      <text:p text:style-name="P6">Détermination de la nature du parallélogramme :</text:p>
      <text:p text:style-name="P8">Un élève a voulu aller plus loin et a rajouté ces quelques lignes de code pour déterminer la nature du parallélogramme. Il rencontre cependant un problème, même si son parallélogramme est un rectangle, le programme ne lui donne jamais la bonne indication ! Sauriez-vous dire pourquoi ?</text:p>
      <text:section text:style-name="Sect1" text:name="Section1">
        <text:p text:style-name="P5"><draw:connector text:anchor-type="char" draw:z-index="1" draw:style-name="gr1" draw:text-style-name="P16" draw:type="line" svg:x1="3.6272in" svg:y1="0.037in" svg:x2="3.6283in" svg:y2="3.1102in" svg:d="m9213 93 3 7807"><text:p/></draw:connector><text:span text:style-name="T4"> <text:s text:c="2"/></text:span><text:span text:style-name="T5">// Calcul des longueurs</text:span></text:p>
        <text:p text:style-name="P10"><text:s text:c="3"/>double AB = Math.sqrt(Math.pow( XB-XA,2 )+Math.pow(YB-YA ,2 ));</text:p>
        <text:p text:style-name="P5"><text:span text:style-name="T4"><text:s text:c="3"/></text:span><text:span text:style-name="T6">double AD = Math.sqrt(Math.pow( XD-XA,2 )+Math.pow(YD-YA ,2 ));</text:span></text:p>
        <text:p text:style-name="P11"><text:s text:c="3"/>double DB = Math.sqrt(Math.pow( XB-XD,2 )+Math.pow(YB-YD ,2 ));</text:p>
        <text:p text:style-name="P5"><text:span text:style-name="T6"><text:s text:c="3"/></text:span><text:span text:style-name="T5">// Nature du parallélogramme</text:span></text:p>
        <text:p text:style-name="P10"><text:s text:c="3"/>if(AB == AD) {</text:p>
        <text:p text:style-name="P10"><text:s text:c="6"/>println("ABCD est un Losange");</text:p>
        <text:p text:style-name="P5"><text:span text:style-name="T4"><text:s text:c="6"/></text:span><text:span text:style-name="T6">sleep(1500);</text:span></text:p>
        <text:p text:style-name="P11"><text:s text:c="6"/>I = I + 1;</text:p>
        <text:p text:style-name="P11"><text:s text:c="3"/>}</text:p>
        <text:p text:style-name="P11"><text:s text:c="3"/>if(Math.pow(AB ,2 ) + Math.pow(AD ,2 ) == Math.pow(DB ,2 )) {</text:p>
        <text:p text:style-name="P5"><text:span text:style-name="T6"><text:s text:c="6"/></text:span><text:span text:style-name="T4">println ("ABCD est un rectangle");</text:span></text:p>
        <text:p text:style-name="P5"><text:span text:style-name="T4"><text:s text:c="6"/></text:span><text:span text:style-name="T6">sleep(1500);</text:span></text:p>
        <text:p text:style-name="P11"><text:s text:c="6"/>I = I + 1;</text:p>
        <text:p text:style-name="P11"><text:s text:c="6"/>if(I == 2){</text:p>
        <text:p text:style-name="P11"><text:soft-page-break/><text:s text:c="9"/>clear();</text:p>
        <text:p text:style-name="P5"><text:span text:style-name="T6"><text:s text:c="9"/></text:span><text:span text:style-name="T4">println ("Donc ABCD est un carré!");</text:span></text:p>
        <text:p text:style-name="P10"><text:s text:c="6"/>} </text:p>
        <text:p text:style-name="P10"><text:s text:c="6"/>}else {</text:p>
        <text:p text:style-name="P10"><text:s text:c="9"/>println("Ce parallélogramme est quelconque");</text:p>
        <text:p text:style-name="P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aragraphe_20_de_20_liste" style:display-name="Paragraphe de liste" style:family="paragraph" style:parent-style-name="Standard">
      <style:paragraph-properties fo:margin-left="0.5in" fo:margin-right="0in" fo:text-indent="0in" style:auto-text-indent="false"/>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LUCAUD</meta:initial-creator>
    <meta:creation-date>2011-01-30T18:38:00</meta:creation-date>
    <dc:creator>Thierry Vieville</dc:creator>
    <dc:date>2011-05-02T09:52:08</dc:date>
    <meta:editing-cycles>4</meta:editing-cycles>
    <meta:editing-duration>PT10M13S</meta:editing-duration>
    <meta:generator>OpenOffice.org/3.3$Linux OpenOffice.org_project/330m20$Build-9567</meta:generator>
    <meta:document-statistic meta:table-count="0" meta:image-count="0" meta:object-count="0" meta:page-count="2" meta:paragraph-count="40" meta:word-count="382" meta:character-count="2555"/>
  </office:meta>
</office:document-meta>
</file>